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137aee" officeooo:paragraph-rsid="00137aee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13397a" officeooo:paragraph-rsid="0013397a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8e89d" officeooo:paragraph-rsid="0018e89d"/>
    </style:style>
    <style:style style:name="T1" style:family="text">
      <style:text-properties officeooo:rsid="00137aee"/>
    </style:style>
    <style:style style:name="T2" style:family="text">
      <style:text-properties officeooo:rsid="0015fed3"/>
    </style:style>
    <style:style style:name="T3" style:family="text">
      <style:text-properties officeooo:rsid="001993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áctica <text:span text:style-name="T2">4: C</text:span>omandos de supervisión de redes</text:p>
      <text:p text:style-name="P1">Redes Locales</text:p>
      <text:p text:style-name="P1">1º <text:span text:style-name="T2">ASIR</text:span></text:p>
      <text:p text:style-name="P2">Windows:</text:p>
      <text:list xml:id="list2225247012" text:style-name="L1">
        <text:list-item>
          <text:p text:style-name="P3">Explica el significado de los distintos parámetros a configurar en las Propiedades de TCP/IP en Windows.</text:p>
        </text:list-item>
        <text:list-item>
          <text:p text:style-name="P3">Explica la utilidad del comando ping a partir de capturas reales.</text:p>
        </text:list-item>
        <text:list-item>
          <text:p text:style-name="P3">Explica la salida del comando ipconfig a partir de una captura real.</text:p>
        </text:list-item>
        <text:list-item>
          <text:p text:style-name="P3">Explica la utilidad del comando ipconfig /renew</text:p>
        </text:list-item>
        <text:list-item>
          <text:p text:style-name="P3">Explica la utilidad del comando arp -a a partir de una captura real.</text:p>
        </text:list-item>
        <text:list-item>
          <text:p text:style-name="P3">Explica la utilidad del comando netstat a partir de una captura real.</text:p>
        </text:list-item>
        <text:list-item>
          <text:p text:style-name="P3">Explica la utilidad del comando nslookup a partir de una captura real.</text:p>
        </text:list-item>
        <text:list-item>
          <text:p text:style-name="P3">Explica la utilidad del comando tracert a partir de una captura real.</text:p>
        </text:list-item>
        <text:list-item>
          <text:p text:style-name="P3">Explica la utilidad del comando route print a partir de una captura real.</text:p>
        </text:list-item>
        <text:list-item>
          <text:p text:style-name="P3">¿Cómo puedes averiguar la IP pública de tu router?</text:p>
        </text:list-item>
      </text:list>
      <text:p text:style-name="P2">Linux:</text:p>
      <text:list xml:id="list2917700305" text:style-name="L2">
        <text:list-item>
          <text:p text:style-name="P4">Explica el proceso a realizar para configurar los parámetros TCP/IP de una tarjeta de red en Linux.</text:p>
          <text:p text:style-name="P7">Usando el entorno gráfico iríamos a nuestra red, click derecho, configuración y en la pestaña ipv4 configuraríamos los parámetros(seleccionamos manual en lugar de dhcp que nos viene por defecto, y podemos configurar parámetros de dirección IP, mascara de red, dirección de puerta de enlace o Gateway y servidor DNS.</text:p>
        </text:list-item>
        <text:list-item>
          <text:p text:style-name="P4">Explica la utilidad del comando ifconfig a partir de una captura real. ¿Hay alguna información de las que se obtiene con ipconfig /all que no aparezca? Trata de conseguirla de otra forma.</text:p>
          <text:p text:style-name="P4"><text:span text:style-name="T3">El comando ifconfig nos </text:span>mostrará todos los detalles de las interfaces activas actualmente. Si das el nombre de la interfaz como argumento, se mostrarán los detalles de esa interfaz específica</text:p>
          <text:p text:style-name="P4"/>
        </text:list-item>
        <text:list-item>
          <text:p text:style-name="P4">Explica la utilidad del comando dhclient.</text:p>
        </text:list-item>
        <text:list-item>
          <text:p text:style-name="P4">Explica las diferencias de los comandos netstat y ping respecto a los empleados en Windows.</text:p>
        </text:list-item>
        <text:list-item>
          <text:p text:style-name="P4">Explica la utilidad del comando dig a partir de una captura real..</text:p>
        </text:list-item>
        <text:list-item>
          <text:p text:style-name="P4">Explica las diferencias del comando traceroute de Linux con el comando tracert de Windows.</text:p>
        </text:list-item>
        <text:list-item>
          <text:p text:style-name="P4"><text:span text:style-name="T1">Explica la utilidad de wget con algunos ejemplos</text:span>.</text:p>
        </text:list-item>
        <text:list-item>
          <text:p text:style-name="P5">Explica la utilidad del comando tcpdump y cómo se combina con ngrep.</text:p>
        </text:list-item>
        <text:list-item>
          <text:p text:style-name="P5">Explica la utilidad del comando arp y busca la opción equivalente del comando ip.</text:p>
        </text:list-item>
        <text:list-item>
          <text:p text:style-name="P6">Explica <text:span text:style-name="T1">el resto de </text:span>las posibilidades del nuevo comando ip de Linux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4M20S</meta:editing-duration>
    <meta:editing-cycles>8</meta:editing-cycles>
    <meta:generator>LibreOffice/7.0.3.1$Linux_X86_64 LibreOffice_project/00$Build-1</meta:generator>
    <dc:date>2021-01-12T23:58:51.951366328</dc:date>
    <meta:document-statistic meta:table-count="0" meta:image-count="0" meta:object-count="0" meta:page-count="1" meta:paragraph-count="27" meta:word-count="371" meta:character-count="2149" meta:non-whitespace-character-count="1825"/>
    <meta:user-defined meta:name="Info 1"/>
    <meta:user-defined meta:name="Info 2"/>
    <meta:user-defined meta:name="Info 3"/>
    <meta:user-defined meta:name="Info 4"/>
  </office:meta>
</office:document-meta>
</file>